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00cc" draw:fill-color="#ff00cc" draw:textarea-horizontal-align="justify" draw:textarea-vertical-align="middle" draw:auto-grow-height="false"/>
    </style:style>
    <style:style style:name="gr3" style:family="graphic" style:parent-style-name="standard">
      <style:graphic-properties svg:stroke-color="#66ffff" draw:fill-color="#66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svg:stroke-color="#000000" draw:marker-start-width="0.66cm" draw:marker-end-width="0.66cm" draw:fill="none" draw:textarea-vertical-align="middle" draw:auto-grow-height="false" fo:min-height="0.749cm" fo:min-width="0.499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6666" draw:fill-color="#006666" draw:textarea-horizontal-align="justify" draw:textarea-vertical-align="middle" draw:auto-grow-height="false"/>
    </style:style>
    <style:style style:name="gr8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93cm" svg:height="9.199cm" svg:x="5.8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16.2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26.614cm" svg:y="1.5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71cm" svg:height="1.138cm" svg:x="24.993cm" svg:y="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58cm" svg:height="1.138cm" svg:x="25.711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139cm" svg:height="4.483cm" draw:transform="skewX (-0.0153588974175501) rotate (-0.0153588974175503) translate (30.016cm 5.098cm)">
          <text:p/>
          <draw:enhanced-geometry svg:viewBox="0 0 21600 21600" draw:glue-points="0 0 0 21600 21600 10800" draw:text-areas="0 ?f9 7800 ?f10" draw:type="right-brace" draw:modifiers="1800 11014.314381270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2.39cm" svg:height="1.28cm" svg:x="33.293cm" svg:y="6.773cm">
          <draw:text-box>
            <text:p><text:span text:style-name="T1">n - 1</text:span></text:p>
          </draw:text-box>
        </draw:frame>
        <draw:custom-shape draw:style-name="gr6" draw:text-style-name="P1" draw:layer="layout" svg:width="5.718cm" svg:height="1.138cm" svg:x="24.096cm" svg:y="7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8.117cm" svg:height="1.138cm" svg:x="22.953cm" svg:y="8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9.937cm" svg:height="1.186cm" svg:x="22.145cm" svg:y="9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9T11:59:56.982945048</meta:creation-date>
    <dc:date>2016-04-19T17:35:01.002676230</dc:date>
    <dc:creator>elucterio </dc:creator>
    <meta:editing-duration>PT22M28S</meta:editing-duration>
    <meta:editing-cycles>10</meta:editing-cycles>
    <meta:generator>LibreOffice/4.2.8.2$Linux_X86_64 LibreOffice_project/420m0$Build-2</meta:generator>
    <meta:document-statistic meta:object-count="10"/>
  </office:meta>
</office:document-meta>
</file>